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4.1875in" fo:margin-left="0.9729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1.1875in"/>
    </style:style>
    <style:style style:name="Table1.C" style:family="table-column">
      <style:table-column-properties style:column-width="1.125in"/>
    </style:style>
    <style:style style:name="Table1.1" style:family="table-row">
      <style:table-row-properties style:min-row-height="0.5625in"/>
    </style:style>
    <style:style style:name="Table1.A1" style:family="table-cell">
      <style:table-cell-properties style:vertical-align="middle" fo:background-color="transparent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="1pt outset #000000" style:writing-mode="page">
        <style:background-image/>
      </style:table-cell-properties>
    </style:style>
    <style:style style:name="Table1.E1" style:family="table-cell">
      <style:table-cell-properties style:vertical-align="middle" fo:background-color="transparent" fo:padding="0.0382in" fo:border="0.5pt solid #ffffff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1pt outset #000000" fo:border-right="1pt outset #000000" fo:border-top="none" fo:border-bottom="1pt outset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E4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E5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6924in" style:rel-column-width="6553*"/>
    </style:style>
    <style:style style:name="Table2.A1" style:family="table-cell">
      <style:table-cell-properties style:vertical-align="middle" fo:background-color="transparent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="1pt outset #000000" style:writing-mode="page">
        <style:background-image/>
      </style:table-cell-properties>
    </style:style>
    <style:style style:name="Table2.J1" style:family="table-cell">
      <style:table-cell-properties style:vertical-align="middle" fo:background-color="transparent" fo:padding="0.0382in" fo:border="0.5pt solid #ffffff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-left="1pt outset #000000" fo:border-right="1pt outset #000000" fo:border-top="none" fo:border-bottom="1pt outset #000000" style:writing-mode="page">
        <style:background-image/>
      </style:table-cell-properties>
    </style:style>
    <style:style style:name="Table2.F2" style:family="table-cell">
      <style:table-cell-properties style:vertical-align="middle" fo:background-color="transparent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J2" style:family="table-cell">
      <style:table-cell-properties style:vertical-align="middle" fo:background-color="transparent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F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I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G5" style:family="table-cell">
      <style:table-cell-properties style:vertical-align="middle" fo:background-color="transparent" fo:padding="0.0382in" fo:border-left="0.5pt solid #000080" fo:border-right="none" fo:border-top="none" fo:border-bottom="0.5pt solid #000080" style:writing-mode="page">
        <style:background-image/>
      </style:table-cell-properties>
    </style:style>
    <style:style style:name="P1" style:family="paragraph" style:parent-style-name="Standard">
      <style:text-properties style:font-name="Droid Sans" officeooo:rsid="0019e2a2" officeooo:paragraph-rsid="0019e2a2"/>
    </style:style>
    <style:style style:name="P2" style:family="paragraph" style:parent-style-name="Standard">
      <style:text-properties style:font-name="Droid Sans" fo:font-size="14pt" fo:font-weight="bold" officeooo:rsid="0019e2a2" officeooo:paragraph-rsid="0019e2a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Droid Sans" fo:font-size="12pt" fo:font-weight="normal" officeooo:rsid="0019e2a2" officeooo:paragraph-rsid="0019e2a2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style:font-name="Droid Sans" fo:font-size="12pt" fo:font-weight="normal" officeooo:rsid="0019e2a2" officeooo:paragraph-rsid="0019e2a2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text-properties style:font-name="Droid Sans" fo:font-size="12pt" fo:font-weight="normal" officeooo:rsid="001b1a52" officeooo:paragraph-rsid="001b1a52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Droid Sans" fo:font-size="12pt" fo:font-weight="normal" officeooo:rsid="001b1a52" officeooo:paragraph-rsid="001b1a52" style:font-size-asian="10.5pt" style:font-weight-asian="normal" style:font-size-complex="12pt" style:font-weight-complex="normal"/>
    </style:style>
    <style:style style:name="P7" style:family="paragraph" style:parent-style-name="Standard" style:list-style-name="L3">
      <style:text-properties style:font-name="Droid Sans" fo:font-size="12pt" fo:font-weight="normal" officeooo:rsid="001cf174" officeooo:paragraph-rsid="001cf17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officeooo:rsid="001cf174" officeooo:paragraph-rsid="001cf174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e2a2" officeooo:paragraph-rsid="0019e2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1a52" officeooo:paragraph-rsid="001b1a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f174" officeooo:paragraph-rsid="001cf1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verhead: Gasto extra de recursos.</text:p>
      <text:p text:style-name="P1"/>
      <text:p text:style-name="P2">Tema: Administración de memoria</text:p>
      <text:p text:style-name="P2"/>
      <text:p text:style-name="P3">Memoria Virtual:</text:p>
      <text:list xml:id="list1495604409" text:style-name="L1">
        <text:list-item>
          <text:p text:style-name="P4"><text:span text:style-name="T1">“Virtual”</text:span>: Se ve pero no existe <text:span text:style-name="T1">vs</text:span> <text:span text:style-name="T1">“Transparente”</text:span>: Existe pero no se ve.</text:p>
        </text:list-item>
        <text:list-item>
          <text:p text:style-name="P4">El tamaño de los programas crece más rápido que la cantidad de RAM disponible.</text:p>
        </text:list-item>
        <text:list-item>
          <text:p text:style-name="P4">Existe una memoria virtual de mayor tamaño que la RAM. El programa opera sobre dicha memoria virtual, creyendo que en su totalidad, está en la RAM.</text:p>
        </text:list-item>
      </text:list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C"/>
        <table:table-row table:style-name="Table1.1">
          <table:table-cell table:style-name="Table1.A1" office:value-type="string">
            <text:p text:style-name="P11"/>
          </table:table-cell>
          <table:table-cell table:style-name="Table1.B1" office:value-type="string">
            <text:p text:style-name="P10">Memorial Virtual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E1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0">7</text:p>
          </table:table-cell>
          <table:table-cell table:style-name="Table1.B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0">6</text:p>
          </table:table-cell>
          <table:table-cell table:style-name="Table1.B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0">5</text:p>
          </table:table-cell>
          <table:table-cell table:style-name="Table1.B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E4" table:number-rows-spanned="2" office:value-type="string">
            <text:p text:style-name="P10">Memoria</text:p>
            <text:p text:style-name="P10">Real</text:p>
          </table:table-cell>
        </table:table-row>
        <table:table-row>
          <table:table-cell table:style-name="Table1.A2" office:value-type="string">
            <text:p text:style-name="P10">4</text:p>
          </table:table-cell>
          <table:table-cell table:style-name="Table1.B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covered-table-cell/>
        </table:table-row>
        <table:table-row>
          <table:table-cell table:style-name="Table1.A2" office:value-type="string">
            <text:p text:style-name="P10">3</text:p>
          </table:table-cell>
          <table:table-cell table:style-name="Table1.B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0">3</text:p>
          </table:table-cell>
          <table:table-cell table:style-name="Table1.E5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0">2</text:p>
          </table:table-cell>
          <table:table-cell table:style-name="Table1.B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0">2</text:p>
          </table:table-cell>
          <table:table-cell table:style-name="Table1.E5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B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0">1</text:p>
          </table:table-cell>
          <table:table-cell table:style-name="Table1.E5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0">0</text:p>
          </table:table-cell>
          <table:table-cell table:style-name="Table1.B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0">0</text:p>
          </table:table-cell>
          <table:table-cell table:style-name="Table1.E5" office:value-type="string">
            <text:p text:style-name="P11"/>
          </table:table-cell>
        </table:table-row>
      </table:table>
      <text:p text:style-name="P3"/>
      <text:p text:style-name="P3"/>
      <text:list xml:id="list965002462" text:style-name="L2">
        <text:list-item>
          <text:p text:style-name="P5">El programa se divide en páginas. Cada página es un bloque de memoria contigua.</text:p>
        </text:list-item>
        <text:list-item>
          <text:p text:style-name="P5">La memoria real se divide en páginas. Las páginas reales y virtuales son del mismo tamaño.</text:p>
        </text:list-item>
        <text:list-item>
          <text:p text:style-name="P5">Cada página virtual se mapea a una página real. Este mapeo se hace mediante el <text:span text:style-name="T1">MMU</text:span> ( Memory Management Unit ).</text:p>
        </text:list-item>
      </text:list>
      <text:p text:style-name="P6"/>
      <text:p text:style-name="P6"/>
      <table:table table:name="Table2" table:style-name="Table2">
        <table:table-column table:style-name="Table2.A" table:number-columns-repeated="10"/>
        <table:table-row>
          <table:table-cell table:style-name="Table2.A1" table:number-rows-spanned="3" office:value-type="string">
            <text:p text:style-name="P11"/>
          </table:table-cell>
          <table:table-cell table:style-name="Table2.B1" table:number-columns-spanned="2" office:value-type="string">
            <text:p text:style-name="P12">CPU Chip</text:p>
          </table:table-cell>
          <table:covered-table-cell/>
          <table:table-cell table:style-name="Table2.A1" table:number-rows-spanned="3" office:value-type="string">
            <text:p text:style-name="P11"/>
          </table:table-cell>
          <table:table-cell table:style-name="Table2.A1" table:number-rows-spanned="4" office:value-type="string">
            <text:p text:style-name="P1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J1" office:value-type="string">
            <text:p text:style-name="Standard"/>
          </table:table-cell>
        </table:table-row>
        <table:table-row>
          <table:covered-table-cell/>
          <table:table-cell table:style-name="Table2.B2" table:number-rows-spanned="2" table:number-columns-spanned="2" office:value-type="string">
            <text:p text:style-name="P12">CPU</text:p>
          </table:table-cell>
          <table:covered-table-cell/>
          <table:covered-table-cell/>
          <table:covered-table-cell/>
          <table:table-cell table:style-name="Table2.F2" office:value-type="string">
            <text:p text:style-name="Standard"/>
          </table:table-cell>
          <table:table-cell table:style-name="Table2.F2" office:value-type="string">
            <text:p text:style-name="Standard"/>
          </table:table-cell>
          <table:table-cell table:style-name="Table2.F2" office:value-type="string">
            <text:p text:style-name="Standard"/>
          </table:table-cell>
          <table:table-cell table:style-name="Table2.F2" office:value-type="string">
            <text:p text:style-name="Standard"/>
          </table:table-cell>
          <table:table-cell table:style-name="Table2.J2" office:value-type="string">
            <text:p text:style-name="Standard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F3" table:number-rows-spanned="2" table:number-columns-spanned="2" office:value-type="string">
            <text:p text:style-name="P13">RAM</text:p>
          </table:table-cell>
          <table:covered-table-cell/>
          <table:table-cell table:style-name="Table2.F2" office:value-type="string">
            <text:p text:style-name="P11"/>
          </table:table-cell>
          <table:table-cell table:style-name="Table2.I3" table:number-rows-spanned="2" table:number-columns-spanned="2" office:value-type="string">
            <text:p text:style-name="P13">DISK</text:p>
          </table:table-cell>
          <table:covered-table-cell/>
        </table:table-row>
        <table:table-row>
          <table:table-cell table:style-name="Table2.F2" table:number-rows-spanned="2" table:number-columns-spanned="2" office:value-type="string">
            <text:p text:style-name="P13">Salen direcciones virtuales</text:p>
          </table:table-cell>
          <table:covered-table-cell/>
          <table:table-cell table:style-name="Table2.F2" table:number-rows-spanned="2" table:number-columns-spanned="2" office:value-type="string">
            <text:p text:style-name="P8">Virtual Address</text:p>
          </table:table-cell>
          <table:covered-table-cell/>
          <table:covered-table-cell/>
          <table:covered-table-cell/>
          <table:covered-table-cell/>
          <table:table-cell table:style-name="Table2.F2" office:value-type="string">
            <text:p text:style-name="P11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2.F2" table:number-rows-spanned="4" table:number-columns-spanned="2" office:value-type="string">
            <text:p text:style-name="P11"/>
          </table:table-cell>
          <table:covered-table-cell/>
          <table:table-cell table:style-name="Table2.G5" table:number-rows-spanned="4" table:number-columns-spanned="3" office:value-type="string">
            <text:p text:style-name="P11"/>
          </table:table-cell>
          <table:covered-table-cell/>
          <table:covered-table-cell/>
          <table:table-cell table:style-name="Table2.I3" table:number-rows-spanned="4" office:value-type="string">
            <text:p text:style-name="P11"/>
          </table:table-cell>
        </table:table-row>
        <table:table-row>
          <table:table-cell table:style-name="Table2.F2" table:number-rows-spanned="3" office:value-type="string">
            <text:p text:style-name="P11"/>
          </table:table-cell>
          <table:table-cell table:style-name="Table2.B1" table:number-rows-spanned="2" table:number-columns-spanned="2" office:value-type="string">
            <text:p text:style-name="P13">MMU</text:p>
          </table:table-cell>
          <table:covered-table-cell/>
          <table:table-cell table:style-name="Table2.F2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2.F2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2.J2" office:value-type="string">
            <text:p text:style-name="P11"/>
          </table:table-cell>
          <table:table-cell table:style-name="Table2.F3" office:value-type="string">
            <text:p text:style-name="P11"/>
          </table:table-cell>
          <table:table-cell table:style-name="Table2.F2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6"/>
      <text:list xml:id="list2949656026" text:style-name="L3">
        <text:list-item>
          <text:p text:style-name="P7"><text:soft-page-break/>La MMU tiene la tabla de páginas, dicha tabla mantiene el mapeo entre páginas reales y virtuales.</text:p>
        </text:list-item>
        <text:list-item>
          <text:p text:style-name="P7">Cuando el programa referencia una página no cargada, se dispara un <text:span text:style-name="T1">page fault</text:span>.</text:p>
        </text:list-item>
        <text:list-item>
          <text:p text:style-name="P7">En un page fault, se trae la página del disco y se actualiza la tabla.</text:p>
        </text:list-item>
        <text:list-item>
          <text:p text:style-name="P7">Si la tabla de páginas está llena, se aplica un algoritmo de reemplaz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9:45:37.124829070</meta:creation-date>
    <dc:date>2019-07-31T20:18:32.269986475</dc:date>
    <meta:editing-duration>PT9M23S</meta:editing-duration>
    <meta:editing-cycles>1</meta:editing-cycles>
    <meta:document-statistic meta:table-count="2" meta:image-count="0" meta:object-count="0" meta:page-count="2" meta:paragraph-count="35" meta:word-count="210" meta:character-count="1085" meta:non-whitespace-character-count="920"/>
    <meta:generator>LibreOffice/6.1.6.3$Linux_X86_64 LibreOffice_project/10$Build-3</meta:generator>
  </office:meta>
</office:document-meta>
</file>